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style:writing-mode="page"/>
    </style:style>
    <style:style style:name="P1" style:family="paragraph" style:parent-style-name="Standard">
      <style:text-properties fo:font-weight="bold" officeooo:rsid="0004c402" officeooo:paragraph-rsid="0004c402" style:font-weight-asian="bold" style:font-weight-complex="bold"/>
    </style:style>
    <style:style style:name="P2" style:family="paragraph" style:parent-style-name="Standard">
      <style:text-properties fo:font-weight="normal" officeooo:rsid="0004c402" officeooo:paragraph-rsid="0004c402" style:font-weight-asian="normal" style:font-weight-complex="normal"/>
    </style:style>
    <style:style style:name="P3" style:family="paragraph" style:parent-style-name="Standard">
      <style:text-properties style:text-position="0% 100%" fo:font-weight="normal" officeooo:rsid="00053ce3" officeooo:paragraph-rsid="00053ce3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06e3f0" officeooo:paragraph-rsid="0006e3f0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086b2e" officeooo:paragraph-rsid="00086b2e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0a4464" officeooo:paragraph-rsid="000a4464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0af003" officeooo:paragraph-rsid="000af003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0cdbcf" officeooo:paragraph-rsid="000cdbcf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0e42ad" officeooo:paragraph-rsid="000e42ad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103ca9" officeooo:paragraph-rsid="00103ca9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132593" officeooo:paragraph-rsid="00132593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132593" officeooo:paragraph-rsid="0014a72e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04c402" officeooo:paragraph-rsid="0004c402" style:font-weight-asian="normal" style:font-weight-complex="normal"/>
    </style:style>
    <style:style style:name="P14" style:family="paragraph" style:parent-style-name="Standard">
      <style:text-properties officeooo:paragraph-rsid="0014a72e"/>
    </style:style>
    <style:style style:name="P15" style:family="paragraph" style:parent-style-name="Standard">
      <style:text-properties officeooo:rsid="00167a2c" officeooo:paragraph-rsid="00167a2c"/>
    </style:style>
    <style:style style:name="P16" style:family="paragraph" style:parent-style-name="Table_20_Contents">
      <style:text-properties officeooo:rsid="001134a3" officeooo:paragraph-rsid="001134a3"/>
    </style:style>
    <style:style style:name="P17" style:family="paragraph" style:parent-style-name="Table_20_Contents">
      <style:text-properties officeooo:rsid="0014a72e" officeooo:paragraph-rsid="0014a72e"/>
    </style:style>
    <style:style style:name="P18" style:family="paragraph" style:parent-style-name="Table_20_Contents">
      <style:paragraph-properties fo:text-align="center" style:justify-single-word="false"/>
      <style:text-properties officeooo:rsid="00167a2c" officeooo:paragraph-rsid="00167a2c"/>
    </style:style>
    <style:style style:name="P19" style:family="paragraph" style:parent-style-name="Table_20_Contents">
      <style:paragraph-properties fo:text-align="center" style:justify-single-word="false"/>
      <style:text-properties officeooo:rsid="0017d550" officeooo:paragraph-rsid="0017d550"/>
    </style:style>
    <style:style style:name="P20" style:family="paragraph" style:parent-style-name="Standard" style:list-style-name="L1">
      <style:text-properties style:text-position="0% 100%" fo:font-weight="normal" officeooo:rsid="0004c402" officeooo:paragraph-rsid="0004c402" style:font-weight-asian="normal" style:font-weight-complex="normal"/>
    </style:style>
    <style:style style:name="P21" style:family="paragraph" style:parent-style-name="Standard" style:list-style-name="L1">
      <style:text-properties style:text-position="0% 100%" fo:font-weight="normal" officeooo:rsid="0004c402" officeooo:paragraph-rsid="0019c250" style:font-weight-asian="normal" style:font-weight-complex="normal"/>
    </style:style>
    <style:style style:name="P22" style:family="paragraph" style:parent-style-name="Standard" style:list-style-name="L1">
      <style:text-properties style:text-position="0% 100%" fo:font-weight="normal" officeooo:rsid="0004c402" officeooo:paragraph-rsid="00053ce3" style:font-weight-asian="normal" style:font-weight-complex="normal"/>
    </style:style>
    <style:style style:name="P23" style:family="paragraph" style:parent-style-name="Standard" style:list-style-name="L1">
      <style:text-properties style:text-position="0% 100%" fo:font-weight="normal" officeooo:rsid="00053ce3" officeooo:paragraph-rsid="0004c402" style:font-weight-asian="normal" style:font-weight-complex="normal"/>
    </style:style>
    <style:style style:name="P24" style:family="paragraph" style:parent-style-name="Standard" style:list-style-name="L1">
      <style:text-properties style:text-position="0% 100%" fo:font-weight="normal" officeooo:rsid="00053ce3" officeooo:paragraph-rsid="00053ce3" style:font-weight-asian="normal" style:font-weight-complex="normal"/>
    </style:style>
    <style:style style:name="P25" style:family="paragraph" style:parent-style-name="Standard" style:list-style-name="L1">
      <style:text-properties style:text-position="0% 100%" fo:font-weight="normal" officeooo:rsid="0007d366" officeooo:paragraph-rsid="0007d366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07d366" officeooo:paragraph-rsid="0007d366" style:font-weight-asian="normal" style:font-weight-complex="normal"/>
    </style:style>
    <style:style style:name="P27" style:family="paragraph" style:parent-style-name="Standard" style:list-style-name="L2">
      <style:text-properties style:text-position="0% 100%" fo:font-weight="normal" officeooo:rsid="00086b2e" officeooo:paragraph-rsid="00086b2e" style:font-weight-asian="normal" style:font-weight-complex="normal"/>
    </style:style>
    <style:style style:name="P28" style:family="paragraph" style:parent-style-name="Standard" style:list-style-name="L2">
      <style:text-properties style:text-position="0% 100%" fo:font-weight="normal" officeooo:rsid="00086b2e" officeooo:paragraph-rsid="001c76f0" style:font-weight-asian="normal" style:font-weight-complex="normal"/>
    </style:style>
    <style:style style:name="P29" style:family="paragraph" style:parent-style-name="Standard" style:list-style-name="L3">
      <style:text-properties style:text-position="0% 100%" fo:font-weight="normal" officeooo:rsid="000a4464" officeooo:paragraph-rsid="000a4464" style:font-weight-asian="normal" style:font-weight-complex="normal"/>
    </style:style>
    <style:style style:name="P30" style:family="paragraph" style:parent-style-name="Standard" style:list-style-name="L4">
      <style:text-properties style:text-position="0% 100%" fo:font-weight="normal" officeooo:rsid="000af003" officeooo:paragraph-rsid="000af003" style:font-weight-asian="normal" style:font-weight-complex="normal"/>
    </style:style>
    <style:style style:name="P31" style:family="paragraph" style:parent-style-name="Standard" style:list-style-name="L5">
      <style:text-properties style:text-position="0% 100%" fo:font-weight="normal" officeooo:rsid="000af003" officeooo:paragraph-rsid="000af003" style:font-weight-asian="normal" style:font-weight-complex="normal"/>
    </style:style>
    <style:style style:name="P32" style:family="paragraph" style:parent-style-name="Standard" style:list-style-name="L5">
      <style:text-properties style:text-position="0% 100%" fo:font-weight="normal" officeooo:rsid="000cdbcf" officeooo:paragraph-rsid="000cdbcf" style:font-weight-asian="normal" style:font-weight-complex="normal"/>
    </style:style>
    <style:style style:name="P33" style:family="paragraph" style:parent-style-name="Standard" style:list-style-name="L6">
      <style:text-properties style:text-position="0% 100%" fo:font-weight="normal" officeooo:rsid="000cdbcf" officeooo:paragraph-rsid="000cdbcf" style:font-weight-asian="normal" style:font-weight-complex="normal"/>
    </style:style>
    <style:style style:name="P34" style:family="paragraph" style:parent-style-name="Standard" style:list-style-name="L7">
      <style:text-properties style:text-position="0% 100%" fo:font-weight="normal" officeooo:rsid="000e42ad" officeooo:paragraph-rsid="000e42ad" style:font-weight-asian="normal" style:font-weight-complex="normal"/>
    </style:style>
    <style:style style:name="P35" style:family="paragraph" style:parent-style-name="Standard" style:list-style-name="L8">
      <style:text-properties style:text-position="0% 100%" fo:font-weight="normal" officeooo:rsid="00103ca9" officeooo:paragraph-rsid="00103ca9" style:font-weight-asian="normal" style:font-weight-complex="normal"/>
    </style:style>
    <style:style style:name="P36" style:family="paragraph" style:parent-style-name="Standard" style:list-style-name="L9">
      <style:text-properties style:text-position="0% 100%" fo:font-weight="normal" officeooo:rsid="00132593" officeooo:paragraph-rsid="00132593" style:font-weight-asian="normal" style:font-weight-complex="normal"/>
    </style:style>
    <style:style style:name="P37" style:family="paragraph" style:parent-style-name="Standard" style:list-style-name="L9">
      <style:text-properties style:text-position="0% 100%" fo:font-weight="normal" officeooo:rsid="00132593" officeooo:paragraph-rsid="0014a72e" style:font-weight-asian="normal" style:font-weight-complex="normal"/>
    </style:style>
    <style:style style:name="P38" style:family="paragraph" style:parent-style-name="Standard" style:list-style-name="L9">
      <style:text-properties style:text-position="0% 100%" fo:font-weight="normal" officeooo:rsid="0014a72e" officeooo:paragraph-rsid="0014a72e" style:font-weight-asian="normal" style:font-weight-complex="normal"/>
    </style:style>
    <style:style style:name="P39" style:family="paragraph" style:parent-style-name="Standard" style:list-style-name="L1">
      <style:text-properties officeooo:rsid="00053ce3" officeooo:paragraph-rsid="00053ce3"/>
    </style:style>
    <style:style style:name="P40" style:family="paragraph" style:parent-style-name="Standard" style:list-style-name="L1">
      <style:text-properties officeooo:rsid="0006e3f0" officeooo:paragraph-rsid="0006e3f0"/>
    </style:style>
    <style:style style:name="P41" style:family="paragraph" style:parent-style-name="Standard" style:list-style-name="L2">
      <style:text-properties officeooo:rsid="00086b2e" officeooo:paragraph-rsid="00086b2e"/>
    </style:style>
    <style:style style:name="P42" style:family="paragraph" style:parent-style-name="Standard" style:list-style-name="L2">
      <style:text-properties officeooo:rsid="00086b2e" officeooo:paragraph-rsid="001c76f0"/>
    </style:style>
    <style:style style:name="P43" style:family="paragraph" style:parent-style-name="Standard" style:list-style-name="L5">
      <style:text-properties officeooo:rsid="000cdbcf" officeooo:paragraph-rsid="000cdbcf"/>
    </style:style>
    <style:style style:name="P44" style:family="paragraph" style:parent-style-name="Standard" style:list-style-name="L9">
      <style:text-properties officeooo:rsid="00160a4d" officeooo:paragraph-rsid="00160a4d"/>
    </style:style>
    <style:style style:name="P45" style:family="paragraph" style:parent-style-name="Standard" style:list-style-name="L10">
      <style:text-properties officeooo:rsid="00167a2c" officeooo:paragraph-rsid="00167a2c"/>
    </style:style>
    <style:style style:name="P46" style:family="paragraph" style:parent-style-name="Standard" style:list-style-name="L11">
      <style:text-properties officeooo:rsid="0017d550" officeooo:paragraph-rsid="0017d550"/>
    </style:style>
    <style:style style:name="P47" style:family="paragraph" style:parent-style-name="Table_20_Contents" style:list-style-name="L1">
      <style:text-properties officeooo:rsid="0019aebf" officeooo:paragraph-rsid="0019aebf"/>
    </style:style>
    <style:style style:name="P48" style:family="paragraph" style:parent-style-name="Table_20_Contents" style:list-style-name="L9">
      <style:text-properties officeooo:paragraph-rsid="0014a72e"/>
    </style:style>
    <style:style style:name="P49" style:family="paragraph" style:parent-style-name="Table_20_Contents" style:list-style-name="L9">
      <style:text-properties officeooo:rsid="0014a72e" officeooo:paragraph-rsid="0014a72e"/>
    </style:style>
    <style:style style:name="P50" style:family="paragraph" style:parent-style-name="Table_20_Contents" style:list-style-name="L10">
      <style:text-properties officeooo:rsid="00167a2c" officeooo:paragraph-rsid="00167a2c"/>
    </style:style>
    <style:style style:name="P5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004c402" style:font-weight-asian="normal" style:font-weight-complex="normal"/>
    </style:style>
    <style:style style:name="T4" style:family="text">
      <style:text-properties style:text-position="0% 100%" fo:font-weight="normal" officeooo:rsid="000a4464" style:font-weight-asian="normal" style:font-weight-complex="normal"/>
    </style:style>
    <style:style style:name="T5" style:family="text">
      <style:text-properties style:text-position="0% 100%" fo:font-weight="normal" officeooo:rsid="000af003" style:font-weight-asian="normal" style:font-weight-complex="normal"/>
    </style:style>
    <style:style style:name="T6" style:family="text">
      <style:text-properties officeooo:rsid="00053ce3"/>
    </style:style>
    <style:style style:name="T7" style:family="text">
      <style:text-properties officeooo:rsid="0014a72e"/>
    </style:style>
    <style:style style:name="T8" style:family="text">
      <style:text-properties officeooo:rsid="0017d550"/>
    </style:style>
    <style:style style:name="T9" style:family="text">
      <style:text-properties officeooo:rsid="0019aebf"/>
    </style:style>
    <style:style style:name="T10" style:family="text">
      <style:text-properties officeooo:rsid="001b1ac3"/>
    </style:style>
    <style:style style:name="T11" style:family="text">
      <style:text-properties officeooo:rsid="001c76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draw:auto-grow-height="false" fo:min-height="1.563cm" fo:min-width="1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73cm" fo:min-width="1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ções</text:p>
      <text:p text:style-name="P2">Tipos de função</text:p>
      <text:list xml:id="list2560455586" text:style-name="L1">
        <text:list-item>
          <text:p text:style-name="P20">estrutura → </text:p>
          <text:p text:style-name="P20">function nome(parametros) { </text:p>
          <text:list>
            <text:list-header>
              <text:p text:style-name="P20">instruções </text:p>
            </text:list-header>
          </text:list>
          <text:p text:style-name="P20">};</text:p>
        </text:list-item>
        <text:list-item>
          <text:p text:style-name="P20">quando invocamos o <text:span text:style-name="T1">return</text:span>, a função deixa de ser executada.</text:p>
        </text:list-item>
        <text:list-item>
          <text:p text:style-name="P20">Função anônima → funções que representam expressões. Um variável pode armazenar uma função. </text:p>
        </text:list-item>
      </text:list>
      <table:table table:name="Tabela6" table:style-name="Tabela6">
        <table:table-column table:style-name="Tabela6.A"/>
        <table:table-row table:style-name="TableLine2709628781200">
          <table:table-cell table:style-name="Tabela6.A1" office:value-type="string">
            <text:list xml:id="list230155420503326" text:continue-numbering="true" text:style-name="L1">
              <text:list-item>
                <text:list>
                  <text:list-item>
                    <text:p text:style-name="P21">Ex: </text:p>
                    <text:p text:style-name="P21">const soma = function (a, b) { </text:p>
                    <text:list>
                      <text:list-header>
                        <text:p text:style-name="P21">return a + b </text:p>
                      </text:list-header>
                    </text:list>
                    <text:p text:style-name="P21">};</text:p>
                    <text:p text:style-name="P21">soma (1, 2) → 3; soma (5, 4) → 9.</text:p>
                  </text:list-item>
                </text:list>
              </text:list-item>
            </text:list>
          </table:table-cell>
        </table:table-row>
      </table:table>
      <text:p text:style-name="P13"/>
      <text:list xml:id="list230154639962895" text:continue-numbering="true" text:style-name="L1">
        <text:list-header>
          <text:p text:style-name="P20"/>
        </text:list-header>
        <text:list-item>
          <text:p text:style-name="P20">Função autoinvocável (IIFE → Immediately invoked function expression)</text:p>
          <text:list>
            <text:list-item>
              <text:p text:style-name="P20">uma função anônima entre parênteses, seguida por outro par de parênteses, que representa sua chamada. <text:span text:style-name="T6">A função é executada logo e retorna.</text:span></text:p>
            </text:list-item>
            <text:list-item>
              <text:p text:style-name="P20">Ex:</text:p>
              <text:p text:style-name="P20">{</text:p>
              <text:list>
                <text:list-header>
                  <text:p text:style-name="P20">function() {</text:p>
                  <text:list>
                    <text:list-header>
                      <text:p text:style-name="P20">let name = “Digital Innovation One”</text:p>
                      <text:p text:style-name="P20">return name;</text:p>
                    </text:list-header>
                  </text:list>
                  <text:p text:style-name="P20">}</text:p>
                </text:list-header>
              </text:list>
              <text:p text:style-name="P23">}( );</text:p>
              <text:p text:style-name="P22"/>
            </text:list-item>
            <text:list-item>
              <text:p text:style-name="P22">{</text:p>
              <text:list>
                <text:list-header>
                  <text:p text:style-name="P39"><text:span text:style-name="T3">f</text:span><text:span text:style-name="T2">unction(a, b) {</text:span></text:p>
                  <text:list>
                    <text:list-header>
                      <text:p text:style-name="P24">return a + b;</text:p>
                    </text:list-header>
                  </text:list>
                  <text:p text:style-name="P24">}</text:p>
                </text:list-header>
              </text:list>
              <text:p text:style-name="P24">}(1, 2); → 3</text:p>
              <text:p text:style-name="P24"/>
            </text:list-item>
            <text:list-item>
              <text:p text:style-name="P24">const soma3 = {</text:p>
              <text:list>
                <text:list-header>
                  <text:p text:style-name="P24">function( ) {</text:p>
                  <text:list>
                    <text:list-header>
                      <text:p text:style-name="P24">return a + b;</text:p>
                    </text:list-header>
                  </text:list>
                  <text:p text:style-name="P24">}</text:p>
                </text:list-header>
              </text:list>
              <text:p text:style-name="P24">}(1, 2);</text:p>
              <text:p text:style-name="P24">console.log(soma3); → 3</text:p>
            </text:list-item>
          </text:list>
        </text:list-item>
      </text:list>
      <text:p text:style-name="P3"/>
      <text:list xml:id="list230153892084500" text:continue-numbering="true" text:style-name="L1">
        <text:list-item>
          <text:p text:style-name="P24">callbacks → é uma função passada como argumento para outra função;</text:p>
          <text:list>
            <text:list-item>
              <text:p text:style-name="P24">Ex:</text:p>
              <text:p text:style-name="P24">const calc = function (operacao, num1, num2) {</text:p>
              <text:list>
                <text:list-header>
                  <text:p text:style-name="P24">return operacao (num1, num2);</text:p>
                </text:list-header>
              </text:list>
              <text:p text:style-name="P24">}</text:p>
              <text:p text:style-name="P24"/>
              <text:p text:style-name="P24">const soma = function (num1, num2) {</text:p>
              <text:list text:continue-numbering="true">
                <text:list-header>
                  <text:p text:style-name="P24">return num1 + num2;</text:p>
                </text:list-header>
              </text:list>
              <text:p text:style-name="P24">}</text:p>
              <text:p text:style-name="P24"/>
              <text:p text:style-name="P24">const sub = function (num1, num2) {</text:p>
              <text:list text:continue-numbering="true">
                <text:list-header>
                  <text:p text:style-name="P24">return num1 – num2;</text:p>
                </text:list-header>
              </text:list>
              <text:p text:style-name="P24"><text:soft-page-break/>}</text:p>
              <text:p text:style-name="P24">const resultSoma = calc(soma, 1, 2);</text:p>
              <text:p text:style-name="P24">const resultSub = calc(sub, 1, 2);</text:p>
              <text:p text:style-name="P24"/>
              <text:p text:style-name="P24">console.log(resultSoma); → 3</text:p>
              <text:p text:style-name="P24">console.log(resultSub); → -1</text:p>
            </text:list-item>
          </text:list>
          <text:p text:style-name="P40"/>
        </text:list-item>
      </text:list>
      <text:p text:style-name="P4">Parâmetros</text:p>
      <text:list xml:id="list230155432344637" text:continue-numbering="true" text:style-name="L1">
        <text:list-item>
          <text:p text:style-name="P25"><text:span text:style-name="T9">V</text:span>alores padrão.</text:p>
        </text:list-item>
        <text:list-item>
          <text:p text:style-name="P25"><text:span text:style-name="T9">A</text:span>rguments → um array com todos os parâmetros passados quando a função foi invocada.</text:p>
        </text:list-item>
      </text:list>
      <table:table table:name="Tabela5" table:style-name="Tabela5">
        <table:table-column table:style-name="Tabela5.A"/>
        <table:table-row table:style-name="TableLine2709628792080">
          <table:table-cell table:style-name="Tabela5.A1" office:value-type="string">
            <text:list xml:id="list230153678119028" text:continue-numbering="true" text:style-name="L1">
              <text:list-header>
                <text:p text:style-name="P47">function findMax ( ) { // ( ) → tem nada ou tem uma quantidade indefinida de argumentos</text:p>
                <text:list>
                  <text:list-header>
                    <text:p text:style-name="P47">let max = - Infinity;</text:p>
                    <text:p text:style-name="P47"/>
                    <text:p text:style-name="P47">for (let i = 0; i &lt; arguments.lenght; i++) {</text:p>
                    <text:list>
                      <text:list-header>
                        <text:p text:style-name="P47">if (arguments[i] &gt; max) {</text:p>
                        <text:p text:style-name="P47">}</text:p>
                      </text:list-header>
                    </text:list>
                    <text:p text:style-name="P47">}</text:p>
                    <text:p text:style-name="P47">return max;</text:p>
                  </text:list-header>
                </text:list>
                <text:p text:style-name="P47">}</text:p>
                <text:p text:style-name="P47"/>
                <text:p text:style-name="P47">findMax (1, 2, 3, 6, 90, 1) // 90</text:p>
              </text:list-header>
            </text:list>
          </table:table-cell>
        </table:table-row>
      </table:table>
      <text:p text:style-name="P26"/>
      <text:p text:style-name="P5">Arrays</text:p>
      <text:list xml:id="list4231661445" text:style-name="L2">
        <text:list-item>
          <text:p text:style-name="P27">spread → uma forma de lidar separadamente com os elementos de um array. O que era parte de um array se torna um elemento independente. Ex:</text:p>
        </text:list-item>
      </text:list>
      <table:table table:name="Tabela7" table:style-name="Tabela7">
        <table:table-column table:style-name="Tabela7.A"/>
        <table:table-row table:style-name="TableLine2709592741216">
          <table:table-cell table:style-name="Tabela7.A1" office:value-type="string">
            <text:list xml:id="list230155604250488" text:continue-numbering="true" text:style-name="L2">
              <text:list-header>
                <text:p text:style-name="P28">function sum (x, y, z) {</text:p>
                <text:list>
                  <text:list-header>
                    <text:p text:style-name="P28">return x + y + z;</text:p>
                  </text:list-header>
                </text:list>
                <text:p text:style-name="P28">}</text:p>
                <text:p text:style-name="P28">const numbers = [1, 2, 3]; </text:p>
                <text:p text:style-name="P28"/>
                <text:p text:style-name="P28">console.log(sum( ...numbers)); // <text:span text:style-name="T11">os números do array serão enviados como parâmetros da função. O que era parte de um array se torna um elemento independente.</text:span></text:p>
              </text:list-header>
            </text:list>
          </table:table-cell>
        </table:table-row>
      </table:table>
      <text:list xml:id="list230154386758224" text:continue-numbering="true" text:style-name="L2">
        <text:list-header>
          <text:p text:style-name="P27"/>
          <text:p text:style-name="P27"/>
        </text:list-header>
        <text:list-item>
          <text:p text:style-name="P27">rest → combina os argumentos em um array. O que era um elemento independente se torna parte de um array. <text:span text:style-name="T11">É o contrário do spread. </text:span>Ex:</text:p>
        </text:list-item>
      </text:list>
      <table:table table:name="Tabela8" table:style-name="Tabela8">
        <table:table-column table:style-name="Tabela8.A"/>
        <table:table-row table:style-name="TableLine2709633317152">
          <table:table-cell table:style-name="Tabela8.A1" office:value-type="string">
            <text:list xml:id="list230155586288410" text:continue-numbering="true" text:style-name="L2">
              <text:list-header>
                <text:p text:style-name="P28">function confereTamanho (...args) {</text:p>
                <text:list>
                  <text:list-header>
                    <text:p text:style-name="P42"><text:span text:style-name="T2">console.log(args.lengt</text:span><text:span text:style-name="T4">h</text:span><text:span text:style-name="T2">)</text:span></text:p>
                  </text:list-header>
                </text:list>
                <text:p text:style-name="P28">}</text:p>
                <text:p text:style-name="P28">confereTamanho( ) <text:s/>// 0</text:p>
                <text:p text:style-name="P28">confereTamanho(1, 2) // 2</text:p>
                <text:p text:style-name="P28">confereTamanho(3, 4, 5) // 3</text:p>
              </text:list-header>
            </text:list>
          </table:table-cell>
        </table:table-row>
      </table:table>
      <text:list xml:id="list230155224692936" text:continue-numbering="true" text:style-name="L2">
        <text:list-header>
          <text:p text:style-name="P27"/>
        </text:list-header>
      </text:list>
      <text:p text:style-name="P5"/>
      <text:p text:style-name="P6">Objetos</text:p>
      <text:list xml:id="list1262317401" text:style-name="L3">
        <text:list-item>
          <text:p text:style-name="P29">Desestruturação de objetos (objects destructuring) → entre chaves { }, podemos filtrar apenas os dados que nos interessam em um objeto. Ex:</text:p>
          <text:p text:style-name="P29">const user = {</text:p>
          <text:list>
            <text:list-header>
              <text:p text:style-name="P29">id: 42,</text:p>
              <text:p text:style-name="P29">displayName: ‘jdoe’,</text:p>
              <text:p text:style-name="P29">fullName: {</text:p>
              <text:list>
                <text:list-header>
                  <text:p text:style-name="P29">firstName: ‘John’,</text:p>
                  <text:p text:style-name="P29"><text:soft-page-break/>lastName: ‘Doe’</text:p>
                </text:list-header>
              </text:list>
              <text:p text:style-name="P29">}</text:p>
            </text:list-header>
          </text:list>
          <text:p text:style-name="P29">};</text:p>
          <text:p text:style-name="P29"/>
          <text:p text:style-name="P29">function userId ({id}) {</text:p>
          <text:list text:continue-numbering="true">
            <text:list-header>
              <text:p text:style-name="P29">return id;</text:p>
            </text:list-header>
          </text:list>
          <text:p text:style-name="P29">}</text:p>
          <text:p text:style-name="P29"/>
          <text:p text:style-name="P29">function getFullName ( { fullName: { firstName: first, lastName: last } } ) {</text:p>
          <text:list text:continue-numbering="true">
            <text:list-header>
              <text:p text:style-name="P29">return `${first} ${last}`;</text:p>
            </text:list-header>
          </text:list>
          <text:p text:style-name="P29">}</text:p>
          <text:p text:style-name="P29"/>
          <text:p text:style-name="P29">userId (user); // 42</text:p>
          <text:p text:style-name="P29">getFullName (user); // John Doe</text:p>
        </text:list-item>
      </text:list>
      <text:p text:style-name="P6"/>
      <text:p text:style-name="P7">If/else</text:p>
      <text:p text:style-name="P7"/>
      <text:p text:style-name="P7">For</text:p>
      <text:list xml:id="list3723728986" text:style-name="L4">
        <text:list-item>
          <text:p text:style-name="P30">é um loop dentro de elementos iteráveis. Ex:</text:p>
          <text:p text:style-name="P30">function multiplicaPorDois (arr) {</text:p>
          <text:list>
            <text:list-header>
              <text:p text:style-name="P30">let multiplicados = [ ];</text:p>
              <text:p text:style-name="P30">for (let i = 0; i &lt; arr.length; i++) {</text:p>
              <text:list>
                <text:list-header>
                  <text:p text:style-name="P30">multiplicados.push(arr[i] * 2);</text:p>
                </text:list-header>
              </text:list>
              <text:p text:style-name="P30">}</text:p>
              <text:p text:style-name="P30"/>
              <text:p text:style-name="P30">return multiplicados;</text:p>
            </text:list-header>
          </text:list>
          <text:p text:style-name="P30">}</text:p>
          <text:p text:style-name="P30"/>
          <text:p text:style-name="P30">const multiplicados = [2, 33, 456, 356, 20];</text:p>
          <text:p text:style-name="P30"/>
          <text:p text:style-name="P30">multiplicaPorDois (meusNumeros); // [4, 66, 912, 712, 80]</text:p>
        </text:list-item>
      </text:list>
      <text:p text:style-name="P7"/>
      <text:p text:style-name="P7">for ...in</text:p>
      <text:list xml:id="list1516038395" text:style-name="L5">
        <text:list-item>
          <text:p text:style-name="P31">loop entre propriedades enumeráveis de um objeto. Ex:</text:p>
          <text:p text:style-name="P43"><text:span text:style-name="T5">f</text:span><text:span text:style-name="T2">unction forInExmeplo (obj) {</text:span></text:p>
          <text:list>
            <text:list-header>
              <text:p text:style-name="P32">for (prop in obj) {</text:p>
              <text:list>
                <text:list-header>
                  <text:p text:style-name="P32">console.log(prop);</text:p>
                </text:list-header>
              </text:list>
              <text:p text:style-name="P32">}</text:p>
            </text:list-header>
          </text:list>
          <text:p text:style-name="P32">}</text:p>
          <text:p text:style-name="P32"/>
          <text:p text:style-name="P32">const meuObjeto = {</text:p>
          <text:list text:continue-numbering="true">
            <text:list-header>
              <text:p text:style-name="P32">nome: “João”,</text:p>
              <text:p text:style-name="P32">idade: “20”,</text:p>
              <text:p text:style-name="P32">cidade: “Salvador”</text:p>
            </text:list-header>
          </text:list>
          <text:p text:style-name="P32">}</text:p>
          <text:p text:style-name="P32"/>
          <text:p text:style-name="P32">forInExemplo (meuObjeto); // nome // idade // cidade</text:p>
          <text:p text:style-name="P32"/>
        </text:list-item>
        <text:list-item>
          <text:p text:style-name="P32">Ex:</text:p>
          <text:p text:style-name="P32">function forInExemplo (obj) {</text:p>
          <text:list>
            <text:list-header>
              <text:p text:style-name="P32">for (prop in obj) {</text:p>
              <text:list>
                <text:list-header>
                  <text:p text:style-name="P32">console.log (obj[prop]);</text:p>
                </text:list-header>
              </text:list>
              <text:p text:style-name="P32"><text:soft-page-break/>}</text:p>
            </text:list-header>
          </text:list>
          <text:p text:style-name="P32">}</text:p>
          <text:p text:style-name="P32"/>
          <text:p text:style-name="P32">const meuObjeto = {</text:p>
          <text:list text:continue-numbering="true">
            <text:list-header>
              <text:p text:style-name="P32">nome: “João”,</text:p>
              <text:p text:style-name="P32">idade: “20”,</text:p>
              <text:p text:style-name="P32">cidade: “Salvador”</text:p>
            </text:list-header>
          </text:list>
          <text:p text:style-name="P32">}</text:p>
          <text:p text:style-name="P32"/>
          <text:p text:style-name="P32">forInExemplo(meuObjeto); // João // 20 // Salvador</text:p>
        </text:list-item>
      </text:list>
      <text:p text:style-name="P8"/>
      <text:p text:style-name="P8">For...of</text:p>
      <text:list xml:id="list813116730" text:style-name="L6">
        <text:list-item>
          <text:p text:style-name="P33">loop entre estruturas iteráveis (arrays, strings). Ex:</text:p>
          <text:p text:style-name="P33">function logLetras (palavra) {</text:p>
          <text:list>
            <text:list-header>
              <text:p text:style-name="P33">for (letra of palavra) {</text:p>
              <text:list>
                <text:list-header>
                  <text:p text:style-name="P33">console.log (letra);</text:p>
                </text:list-header>
              </text:list>
              <text:p text:style-name="P33">}</text:p>
            </text:list-header>
          </text:list>
          <text:p text:style-name="P33">}</text:p>
          <text:p text:style-name="P33"/>
          <text:p text:style-name="P33">const palavra = “abacaxi”;</text:p>
          <text:p text:style-name="P33">logLetras (palavra) //a //b //a //c //a //x //i</text:p>
          <text:p text:style-name="P33"/>
        </text:list-item>
        <text:list-item>
          <text:p text:style-name="P33">Ex:</text:p>
          <text:p text:style-name="P33">function logNumeros (nums) {</text:p>
          <text:list>
            <text:list-header>
              <text:p text:style-name="P33">for (num of nums) {</text:p>
              <text:list>
                <text:list-header>
                  <text:p text:style-name="P33">console.log (num);</text:p>
                </text:list-header>
              </text:list>
              <text:p text:style-name="P33">}</text:p>
            </text:list-header>
          </text:list>
          <text:p text:style-name="P33">}</text:p>
          <text:p text:style-name="P33"/>
          <text:p text:style-name="P33">const nums = [30, 20, 233, 2];</text:p>
          <text:p text:style-name="P33">logLetras (nums) //30 //20 //233 //2</text:p>
        </text:list-item>
      </text:list>
      <text:p text:style-name="P8"/>
      <text:p text:style-name="P9">While e Do...while</text:p>
      <text:p text:style-name="P9"/>
      <text:list xml:id="list2896203814" text:style-name="L7">
        <text:list-item>
          <text:p text:style-name="P34">while → executa instruções até que a condição se torne falsa. Ex:</text:p>
          <text:p text:style-name="P34">function exemploWhile () {</text:p>
          <text:list>
            <text:list-header>
              <text:p text:style-name="P34">let num = 0;</text:p>
              <text:p text:style-name="P34"/>
              <text:p text:style-name="P34">while (num &lt;= 5) {</text:p>
              <text:list>
                <text:list-header>
                  <text:p text:style-name="P34">console.log (num);</text:p>
                  <text:p text:style-name="P34">num++;</text:p>
                </text:list-header>
              </text:list>
              <text:p text:style-name="P34">}</text:p>
            </text:list-header>
          </text:list>
          <text:p text:style-name="P34">}</text:p>
          <text:p text:style-name="P34"/>
          <text:p text:style-name="P34">exemploWhile( ) //0 //1 //2 //3 //4 //5</text:p>
          <text:p text:style-name="P34"/>
        </text:list-item>
        <text:list-item>
          <text:p text:style-name="P34">do...while → executa instruções até que a condição se torne falsa. Porém, a primeira execução sempre ocorre. Ex:</text:p>
          <text:p text:style-name="P34">function exemploWhile () {</text:p>
          <text:list>
            <text:list-header>
              <text:p text:style-name="P34">let num = 6;</text:p>
              <text:p text:style-name="P34"/>
              <text:p text:style-name="P34">do {</text:p>
              <text:list>
                <text:list-header>
                  <text:p text:style-name="P34"><text:soft-page-break/>console.log (num);</text:p>
                  <text:p text:style-name="P34">num++;</text:p>
                </text:list-header>
              </text:list>
              <text:p text:style-name="P34">} while (num &lt;= 5)</text:p>
            </text:list-header>
          </text:list>
          <text:p text:style-name="P34">}</text:p>
        </text:list-item>
      </text:list>
      <text:p text:style-name="P9"><text:tab/></text:p>
      <text:p text:style-name="P9"><text:tab/>exemploWhile( ) //6</text:p>
      <text:p text:style-name="P9"/>
      <text:p text:style-name="P10">Palavra THIS</text:p>
      <text:list xml:id="list376150642" text:style-name="L8">
        <text:list-item>
          <text:p text:style-name="P35">a palavra reservada this é uma referência de contexto. No exemplo, this refere-se ao objeto pessoa. Quando uma função está dentro de um objeto, ela é chamada de método. This se refere ao objeto pai do objeto.</text:p>
        </text:list-item>
        <text:list-item>
          <text:p text:style-name="P35">O valor do this pode mudar de acordo com o lugar no código onde foi chamado.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2709628793984">
          <table:table-cell table:style-name="Tabela1.A1" office:value-type="string">
            <text:p text:style-name="P16">Contexto</text:p>
          </table:table-cell>
          <table:table-cell table:style-name="Tabela1.A1" office:value-type="string">
            <text:p text:style-name="P16">Referência</text:p>
          </table:table-cell>
        </table:table-row>
        <table:table-row table:style-name="TableLine2709628788816">
          <table:table-cell table:style-name="Tabela1.A1" office:value-type="string">
            <text:p text:style-name="P16">Em um objeto (método)</text:p>
          </table:table-cell>
          <table:table-cell table:style-name="Tabela1.A1" office:value-type="string">
            <text:p text:style-name="P16">Próprio objeto dono do método</text:p>
          </table:table-cell>
        </table:table-row>
        <table:table-row table:style-name="TableLine2709628790176">
          <table:table-cell table:style-name="Tabela1.A1" office:value-type="string">
            <text:p text:style-name="P16">Sozinha</text:p>
          </table:table-cell>
          <table:table-cell table:style-name="Tabela1.A1" office:value-type="string">
            <text:p text:style-name="P16">Objeto global (em navegadores, window)</text:p>
          </table:table-cell>
        </table:table-row>
        <table:table-row table:style-name="TableLine2709628787456">
          <table:table-cell table:style-name="Tabela1.A1" office:value-type="string">
            <text:p text:style-name="P16">Função</text:p>
          </table:table-cell>
          <table:table-cell table:style-name="Tabela1.A1" office:value-type="string">
            <text:p text:style-name="P16">Objeto global</text:p>
          </table:table-cell>
        </table:table-row>
        <table:table-row table:style-name="TableLine2709628785552">
          <table:table-cell table:style-name="Tabela1.A1" office:value-type="string">
            <text:p text:style-name="P16">Evento</text:p>
          </table:table-cell>
          <table:table-cell table:style-name="Tabela1.A1" office:value-type="string">
            <text:p text:style-name="P16">Elemento que recebeu o evento</text:p>
          </table:table-cell>
        </table:table-row>
      </table:table>
      <text:list xml:id="list832213073" text:style-name="L9">
        <text:list-header>
          <text:p text:style-name="P36"/>
        </text:list-header>
        <text:list-item>
          <text:p text:style-name="P36">Método call</text:p>
          <text:list>
            <text:list-item>
              <text:p text:style-name="P38">Ex:</text:p>
              <text:p text:style-name="P38"/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2709628782016">
          <table:table-cell table:style-name="Tabela2.A1" office:value-type="string">
            <text:list xml:id="list230153796388866" text:continue-numbering="true" text:style-name="L9">
              <text:list-header>
                <text:p text:style-name="P37">const pessoa = {</text:p>
                <text:list text:continue-numbering="true">
                  <text:list-header>
                    <text:p text:style-name="P37">nome: ‘Miguel’,</text:p>
                  </text:list-header>
                </text:list>
                <text:p text:style-name="P37">};</text:p>
                <text:p text:style-name="P37"/>
                <text:p text:style-name="P37">const animal = {</text:p>
                <text:list text:continue-numbering="true">
                  <text:list-header>
                    <text:p text:style-name="P37">nome: ‘Murphy’,</text:p>
                  </text:list-header>
                </text:list>
                <text:p text:style-name="P37">};</text:p>
                <text:p text:style-name="P37"/>
                <text:p text:style-name="P37">function getSomething ( ) {</text:p>
                <text:list text:continue-numbering="true">
                  <text:list-header>
                    <text:p text:style-name="P37">console.log (this.nome);</text:p>
                  </text:list-header>
                </text:list>
                <text:p text:style-name="P37">}</text:p>
                <text:p text:style-name="P37"/>
                <text:p text:style-name="P37">getSomething.<text:span text:style-name="T10">call</text:span> (pessoa); // Miguel</text:p>
                <text:p text:style-name="P37">getSomething.<text:span text:style-name="T10">call</text:span> (animal); // Murphy</text:p>
              </text:list-header>
            </text:list>
            <text:p text:style-name="P12"/>
          </table:table-cell>
          <table:table-cell table:style-name="Tabela2.A1" office:value-type="string">
            <text:list xml:id="list230154787364583" text:continue-numbering="true" text:style-name="L9">
              <text:list-item>
                <text:p text:style-name="P49">É possível passar argumentos separados por vírgulas.</text:p>
                <text:p text:style-name="P49">const myObj = {</text:p>
                <text:list>
                  <text:list-header>
                    <text:p text:style-name="P49">num1: 2,</text:p>
                    <text:p text:style-name="P49">num2: 4,</text:p>
                  </text:list-header>
                </text:list>
                <text:p text:style-name="P49">};</text:p>
                <text:p text:style-name="P49"/>
                <text:p text:style-name="P49">function soma (a, b) {</text:p>
                <text:list text:continue-numbering="true">
                  <text:list-header>
                    <text:p text:style-name="P49">console.log (this.num1 + this.num2 + a + b);</text:p>
                  </text:list-header>
                </text:list>
                <text:p text:style-name="P49">}</text:p>
                <text:p text:style-name="P49"/>
                <text:p text:style-name="P49">soma.call (myObj, 1, 5); // 12</text:p>
              </text:list-item>
            </text:list>
          </table:table-cell>
        </table:table-row>
      </table:table>
      <text:p text:style-name="P11"/>
      <text:list xml:id="list230154715586455" text:continue-numbering="true" text:style-name="L9">
        <text:list-item>
          <text:p text:style-name="P38">Método apply</text:p>
          <text:list>
            <text:list-item>
              <text:p text:style-name="P38">Ex:</text:p>
              <text:p text:style-name="P38"/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 table:style-name="TableLine2709628787728">
          <table:table-cell table:style-name="Tabela3.A1" office:value-type="string">
            <text:list xml:id="list230155764560182" text:continue-numbering="true" text:style-name="L9">
              <text:list-header>
                <text:p text:style-name="P37">const pessoa = {</text:p>
                <text:list text:continue-numbering="true">
                  <text:list-header>
                    <text:p text:style-name="P37">nome: ‘Miguel’,</text:p>
                  </text:list-header>
                </text:list>
                <text:p text:style-name="P37">};</text:p>
                <text:p text:style-name="P37"/>
                <text:p text:style-name="P37">const animal = {</text:p>
                <text:list text:continue-numbering="true">
                  <text:list-header>
                    <text:p text:style-name="P37">nome: ‘Murphy’,</text:p>
                  </text:list-header>
                </text:list>
                <text:p text:style-name="P37">};</text:p>
                <text:p text:style-name="P37"/>
                <text:p text:style-name="P37">function getSomething ( ) {</text:p>
                <text:list text:continue-numbering="true">
                  <text:list-header>
                    <text:p text:style-name="P37">console.log (this.nome);</text:p>
                  </text:list-header>
                </text:list>
                <text:p text:style-name="P37">}</text:p>
                <text:p text:style-name="P37"/>
                <text:p text:style-name="P37"><text:soft-page-break/>getSomething.<text:span text:style-name="T10">apply </text:span>(pessoa); // Miguel</text:p>
                <text:p text:style-name="P37">getSomething.<text:span text:style-name="T10">apply</text:span> (animal); // Murph<text:span text:style-name="T7">y</text:span></text:p>
              </text:list-header>
            </text:list>
          </table:table-cell>
          <table:table-cell table:style-name="Tabela3.A1" office:value-type="string">
            <text:list xml:id="list230153887489534" text:continue-numbering="true" text:style-name="L9">
              <text:list-item>
                <text:p text:style-name="P49">É possível passar argumentos dentro de um array.</text:p>
                <text:p text:style-name="P48"/>
                <text:p text:style-name="P49">const myObj = {</text:p>
                <text:list>
                  <text:list-header>
                    <text:p text:style-name="P49">num1: 2,</text:p>
                    <text:p text:style-name="P49">num2: 4,</text:p>
                  </text:list-header>
                </text:list>
                <text:p text:style-name="P49">};</text:p>
                <text:p text:style-name="P49"/>
                <text:p text:style-name="P49">function soma (a, b) {</text:p>
                <text:list text:continue-numbering="true">
                  <text:list-header>
                    <text:p text:style-name="P49">console.log (this.num1 + this.num2 + a + b);</text:p>
                  </text:list-header>
                </text:list>
                <text:p text:style-name="P49">}</text:p>
                <text:p text:style-name="P49"><text:soft-page-break/></text:p>
                <text:p text:style-name="P49">soma.<text:span text:style-name="T10">apply</text:span> (myObj, [1, 5]); // 12</text:p>
              </text:list-item>
            </text:list>
            <text:p text:style-name="P17"/>
            <text:p text:style-name="P17"/>
          </table:table-cell>
        </table:table-row>
      </table:table>
      <text:p text:style-name="P14"/>
      <text:list xml:id="list230154641117115" text:continue-numbering="true" text:style-name="L9">
        <text:list-item>
          <text:p text:style-name="P44">Método bind → clona a estrutura da função onde é chamada e aplica o valor do objeto passado como parâmetro.</text:p>
          <text:list>
            <text:list-item>
              <text:p text:style-name="P44">Ex:</text:p>
              <text:p text:style-name="P44">const retornaNomes = function () {</text:p>
              <text:list>
                <text:list-header>
                  <text:p text:style-name="P44">return this.nome;</text:p>
                </text:list-header>
              </text:list>
              <text:p text:style-name="P44">};</text:p>
              <text:p text:style-name="P44"/>
              <text:p text:style-name="P44">let bruno = retornaNomes.bind ({ nome: ‘Bruno’ });</text:p>
              <text:p text:style-name="P44"/>
              <text:p text:style-name="P44">bruno ( ); // Bruno</text:p>
            </text:list-item>
          </text:list>
        </text:list-item>
      </text:list>
      <text:p text:style-name="P15">Arrow functions</text:p>
      <text:list xml:id="list3506204813" text:style-name="L10">
        <text:list-item>
          <text:p text:style-name="P45">Devem estar sempre associada a uma variável (constante).</text:p>
        </text:list-item>
      </text:list>
      <table:table table:name="Tabela4" table:style-name="Tabela4">
        <table:table-column table:style-name="Tabela4.A"/>
        <table:table-column table:style-name="Tabela4.B"/>
        <table:table-row table:style-name="TableLine2709628788000">
          <table:table-cell table:style-name="Tabela4.A1" office:value-type="string">
            <text:list xml:id="list230154616633435" text:continue-numbering="true" text:style-name="L10">
              <text:list-item>
                <text:p text:style-name="P50">const helloWorld = function ( ) {</text:p>
                <text:list>
                  <text:list-header>
                    <text:p text:style-name="P50">return “Hello World”;</text:p>
                  </text:list-header>
                </text:list>
                <text:p text:style-name="P50">}</text:p>
              </text:list-item>
            </text:list>
          </table:table-cell>
          <table:table-cell table:style-name="Tabela4.A1" office:value-type="string">
            <text:list xml:id="list230153966392080" text:continue-numbering="true" text:style-name="L10">
              <text:list-item>
                <text:p text:style-name="P50"><draw:custom-shape text:anchor-type="paragraph" draw:z-index="1" draw:name="Forma2" draw:style-name="gr1" draw:text-style-name="P51" svg:width="1.403cm" svg:height="1.562cm" svg:x="5.667cm" svg:y="0.485cm"><text:p/><draw:enhanced-geometry svg:viewBox="0 0 21600 21600" draw:text-areas="0 0 21600 21600" draw:type="circular-arrow" draw:modifiers="-88.8837483294219 93.163883618880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8">c</text:span>onst helloWorld = ( ) =&gt; {</text:p>
                <text:list>
                  <text:list-header>
                    <text:p text:style-name="P50"><draw:custom-shape text:anchor-type="paragraph" draw:z-index="0" draw:name="Forma1" draw:style-name="gr2" svg:width="1.403cm" svg:height="0.345cm" svg:x="-0.868cm" svg:y="0.1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return “Hello World”;</text:p>
                  </text:list-header>
                </text:list>
                <text:p text:style-name="P50">}</text:p>
              </text:list-item>
            </text:list>
          </table:table-cell>
        </table:table-row>
        <table:table-row table:style-name="TableLine2709628778752">
          <table:table-cell table:style-name="Tabela4.A1" table:number-columns-spanned="2" office:value-type="string">
            <text:p text:style-name="P19">Caso exista uma linha, pode dispensar as chaves e o return.</text:p>
            <text:p text:style-name="P18"><text:span text:style-name="T8">ex 1: </text:span>const helloWorld = ( ) =&gt; “Hello World”;</text:p>
            <text:p text:style-name="P19"/>
            <text:p text:style-name="P19">ex 2: const soma = (a, b) =&gt; a + b;</text:p>
            <text:p text:style-name="P19">soma (4, 6): // 10</text:p>
          </table:table-cell>
          <table:covered-table-cell/>
        </table:table-row>
        <table:table-row table:style-name="TableLine2709628770592">
          <table:table-cell table:style-name="Tabela4.A1" table:number-columns-spanned="2" office:value-type="string">
            <text:p text:style-name="P19">Caso exista apenas um parâmetro, pode dispensar os parênteses.</text:p>
            <text:p text:style-name="P19">const soma = a =&gt; a;</text:p>
            <text:p text:style-name="P19">soma (4); // 4</text:p>
          </table:table-cell>
          <table:covered-table-cell/>
        </table:table-row>
      </table:table>
      <text:p text:style-name="P15"/>
      <text:list xml:id="list3323314379" text:style-name="L11">
        <text:list-item>
          <text:p text:style-name="P46">Arrow function NÃO faz hoisting (não pode chamar a função antes de declará-la). Ela tem que ser declarada antes de ser chamada.</text:p>
        </text:list-item>
        <text:list-item>
          <text:p text:style-name="P46">“This” sempre será o objeto global. Métodos para modificar seu valor não funcionarão (call, bind, apply,..).</text:p>
        </text:list-item>
        <text:list-item>
          <text:p text:style-name="P46">Não existe o objeto arguments.</text:p>
        </text:list-item>
        <text:list-item>
          <text:p text:style-name="P46">O construtor também (ex: new MeuObjeto()) não pode ser utilizad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14:57:33.756000000</meta:creation-date>
    <dc:date>2022-04-18T23:01:53.142000000</dc:date>
    <meta:editing-duration>PT52M58S</meta:editing-duration>
    <meta:editing-cycles>10</meta:editing-cycles>
    <meta:generator>LibreOffice/7.1.3.2$Windows_X86_64 LibreOffice_project/47f78053abe362b9384784d31a6e56f8511eb1c1</meta:generator>
    <meta:document-statistic meta:table-count="8" meta:image-count="0" meta:object-count="0" meta:page-count="6" meta:paragraph-count="296" meta:word-count="1392" meta:character-count="6485" meta:non-whitespace-character-count="5594"/>
  </office:meta>
</office:document-meta>
</file>